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ff6600" fo:font-size="15pt" style:font-size-asian="15pt" style:font-size-complex="15pt"/>
    </style:style>
  </office:automatic-styles>
  <office:body>
    <office:spreadsheet>
      <table:table table:name="Tabelle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formula="of:=CONCATENATE(&quot; &quot;;[.A1];&quot;.&quot;;[.B1];&quot; &quot;)" office:value-type="string" office:string-value=" xx.0 " calcext:value-type="string">
            <text:p><text:s/>xx.0 </text:p>
          </table:table-cell>
          <table:table-cell table:number-columns-repeated="2"/>
          <table:table-cell table:style-name="ce2" office:value-type="string" calcext:value-type="string">
            <text:p>nur A1 ändern</text:p>
          </table:table-cell>
        </table:table-row>
        <table:table-row table:style-name="ro2">
          <table:table-cell table:formula="of:=[.A1]" office:value-type="string" office:string-value="xx" calcext:value-type="string">
            <text:p>xx</text:p>
          </table:table-cell>
          <table:table-cell office:value-type="string" calcext:value-type="string">
            <text:p>1</text:p>
          </table:table-cell>
          <table:table-cell table:formula="of:=CONCATENATE(&quot; &quot;;[.A2];&quot;.&quot;;[.B2];&quot; &quot;)" office:value-type="string" office:string-value=" xx.1 " calcext:value-type="string">
            <text:p><text:s/>xx.1 </text:p>
          </table:table-cell>
          <table:table-cell table:number-columns-repeated="3"/>
        </table:table-row>
        <table:table-row table:style-name="ro2">
          <table:table-cell table:formula="of:=[.A2]" office:value-type="string" office:string-value="xx" calcext:value-type="string">
            <text:p>xx</text:p>
          </table:table-cell>
          <table:table-cell office:value-type="string" calcext:value-type="string">
            <text:p>2</text:p>
          </table:table-cell>
          <table:table-cell table:formula="of:=CONCATENATE(&quot; &quot;;[.A3];&quot;.&quot;;[.B3];&quot; &quot;)" office:value-type="string" office:string-value=" xx.2 " calcext:value-type="string">
            <text:p><text:s/>xx.2 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xx" calcext:value-type="string">
            <text:p>xx</text:p>
          </table:table-cell>
          <table:table-cell office:value-type="string" calcext:value-type="string">
            <text:p>3</text:p>
          </table:table-cell>
          <table:table-cell table:formula="of:=CONCATENATE(&quot; &quot;;[.A4];&quot;.&quot;;[.B4];&quot; &quot;)" office:value-type="string" office:string-value=" xx.3 " calcext:value-type="string">
            <text:p><text:s/>xx.3 </text:p>
          </table:table-cell>
          <table:table-cell table:number-columns-repeated="3"/>
        </table:table-row>
        <table:table-row table:style-name="ro2">
          <table:table-cell table:formula="of:=[.A4]" office:value-type="string" office:string-value="xx" calcext:value-type="string">
            <text:p>xx</text:p>
          </table:table-cell>
          <table:table-cell office:value-type="string" calcext:value-type="string">
            <text:p>4</text:p>
          </table:table-cell>
          <table:table-cell table:formula="of:=CONCATENATE(&quot; &quot;;[.A5];&quot;.&quot;;[.B5];&quot; &quot;)" office:value-type="string" office:string-value=" xx.4 " calcext:value-type="string">
            <text:p><text:s/>xx.4 </text:p>
          </table:table-cell>
          <table:table-cell table:number-columns-repeated="3"/>
        </table:table-row>
        <table:table-row table:style-name="ro2">
          <table:table-cell table:formula="of:=[.A5]" office:value-type="string" office:string-value="xx" calcext:value-type="string">
            <text:p>xx</text:p>
          </table:table-cell>
          <table:table-cell office:value-type="string" calcext:value-type="string">
            <text:p>5</text:p>
          </table:table-cell>
          <table:table-cell table:formula="of:=CONCATENATE(&quot; &quot;;[.A6];&quot;.&quot;;[.B6];&quot; &quot;)" office:value-type="string" office:string-value=" xx.5 " calcext:value-type="string">
            <text:p><text:s/>xx.5 </text:p>
          </table:table-cell>
          <table:table-cell table:number-columns-repeated="3"/>
        </table:table-row>
        <table:table-row table:style-name="ro2">
          <table:table-cell table:formula="of:=[.A6]" office:value-type="string" office:string-value="xx" calcext:value-type="string">
            <text:p>xx</text:p>
          </table:table-cell>
          <table:table-cell office:value-type="string" calcext:value-type="string">
            <text:p>6</text:p>
          </table:table-cell>
          <table:table-cell table:formula="of:=CONCATENATE(&quot; &quot;;[.A7];&quot;.&quot;;[.B7];&quot; &quot;)" office:value-type="string" office:string-value=" xx.6 " calcext:value-type="string">
            <text:p><text:s/>xx.6 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xx" calcext:value-type="string">
            <text:p>xx</text:p>
          </table:table-cell>
          <table:table-cell office:value-type="string" calcext:value-type="string">
            <text:p>7</text:p>
          </table:table-cell>
          <table:table-cell table:formula="of:=CONCATENATE(&quot; &quot;;[.A8];&quot;.&quot;;[.B8];&quot; &quot;)" office:value-type="string" office:string-value=" xx.7 " calcext:value-type="string">
            <text:p><text:s/>xx.7 </text:p>
          </table:table-cell>
          <table:table-cell table:number-columns-repeated="3"/>
        </table:table-row>
        <table:table-row table:style-name="ro2">
          <table:table-cell table:formula="of:=[.A8]" office:value-type="string" office:string-value="xx" calcext:value-type="string">
            <text:p>xx</text:p>
          </table:table-cell>
          <table:table-cell office:value-type="string" calcext:value-type="string">
            <text:p>8</text:p>
          </table:table-cell>
          <table:table-cell table:formula="of:=CONCATENATE(&quot; &quot;;[.A9];&quot;.&quot;;[.B9];&quot; &quot;)" office:value-type="string" office:string-value=" xx.8 " calcext:value-type="string">
            <text:p><text:s/>xx.8 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xx" calcext:value-type="string">
            <text:p>xx</text:p>
          </table:table-cell>
          <table:table-cell office:value-type="string" calcext:value-type="string">
            <text:p>9</text:p>
          </table:table-cell>
          <table:table-cell table:formula="of:=CONCATENATE(&quot; &quot;;[.A10];&quot;.&quot;;[.B10];&quot; &quot;)" office:value-type="string" office:string-value=" xx.9 " calcext:value-type="string">
            <text:p><text:s/>xx.9 </text:p>
          </table:table-cell>
          <table:table-cell table:number-columns-repeated="3"/>
        </table:table-row>
        <table:table-row table:style-name="ro2">
          <table:table-cell table:formula="of:=[.A10]" office:value-type="string" office:string-value="xx" calcext:value-type="string">
            <text:p>xx</text:p>
          </table:table-cell>
          <table:table-cell office:value-type="string" calcext:value-type="string">
            <text:p>00</text:p>
          </table:table-cell>
          <table:table-cell table:formula="of:=CONCATENATE(&quot; &quot;;[.A11];&quot;.&quot;;[.B11];&quot; &quot;)" office:value-type="string" office:string-value=" xx.00 " calcext:value-type="string">
            <text:p><text:s/>xx.00 </text:p>
          </table:table-cell>
          <table:table-cell table:number-columns-repeated="3"/>
        </table:table-row>
        <table:table-row table:style-name="ro2">
          <table:table-cell table:formula="of:=[.A11]" office:value-type="string" office:string-value="xx" calcext:value-type="string">
            <text:p>xx</text:p>
          </table:table-cell>
          <table:table-cell office:value-type="string" calcext:value-type="string">
            <text:p>01</text:p>
          </table:table-cell>
          <table:table-cell table:formula="of:=CONCATENATE(&quot; &quot;;[.A12];&quot;.&quot;;[.B12];&quot; &quot;)" office:value-type="string" office:string-value=" xx.01 " calcext:value-type="string">
            <text:p><text:s/>xx.01 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xx" calcext:value-type="string">
            <text:p>xx</text:p>
          </table:table-cell>
          <table:table-cell office:value-type="string" calcext:value-type="string">
            <text:p>02</text:p>
          </table:table-cell>
          <table:table-cell table:formula="of:=CONCATENATE(&quot; &quot;;[.A13];&quot;.&quot;;[.B13];&quot; &quot;)" office:value-type="string" office:string-value=" xx.02 " calcext:value-type="string">
            <text:p><text:s/>xx.02 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xx" calcext:value-type="string">
            <text:p>xx</text:p>
          </table:table-cell>
          <table:table-cell office:value-type="string" calcext:value-type="string">
            <text:p>03</text:p>
          </table:table-cell>
          <table:table-cell table:formula="of:=CONCATENATE(&quot; &quot;;[.A14];&quot;.&quot;;[.B14];&quot; &quot;)" office:value-type="string" office:string-value=" xx.03 " calcext:value-type="string">
            <text:p><text:s/>xx.03 </text:p>
          </table:table-cell>
          <table:table-cell table:number-columns-repeated="3"/>
        </table:table-row>
        <table:table-row table:style-name="ro2">
          <table:table-cell table:formula="of:=[.A14]" office:value-type="string" office:string-value="xx" calcext:value-type="string">
            <text:p>xx</text:p>
          </table:table-cell>
          <table:table-cell office:value-type="string" calcext:value-type="string">
            <text:p>04</text:p>
          </table:table-cell>
          <table:table-cell table:formula="of:=CONCATENATE(&quot; &quot;;[.A15];&quot;.&quot;;[.B15];&quot; &quot;)" office:value-type="string" office:string-value=" xx.04 " calcext:value-type="string">
            <text:p><text:s/>xx.04 </text:p>
          </table:table-cell>
          <table:table-cell table:number-columns-repeated="3"/>
        </table:table-row>
        <table:table-row table:style-name="ro2">
          <table:table-cell table:formula="of:=[.A15]" office:value-type="string" office:string-value="xx" calcext:value-type="string">
            <text:p>xx</text:p>
          </table:table-cell>
          <table:table-cell office:value-type="string" calcext:value-type="string">
            <text:p>05</text:p>
          </table:table-cell>
          <table:table-cell table:formula="of:=CONCATENATE(&quot; &quot;;[.A16];&quot;.&quot;;[.B16];&quot; &quot;)" office:value-type="string" office:string-value=" xx.05 " calcext:value-type="string">
            <text:p><text:s/>xx.05 </text:p>
          </table:table-cell>
          <table:table-cell table:number-columns-repeated="3"/>
        </table:table-row>
        <table:table-row table:style-name="ro2">
          <table:table-cell table:formula="of:=[.A16]" office:value-type="string" office:string-value="xx" calcext:value-type="string">
            <text:p>xx</text:p>
          </table:table-cell>
          <table:table-cell office:value-type="string" calcext:value-type="string">
            <text:p>06</text:p>
          </table:table-cell>
          <table:table-cell table:formula="of:=CONCATENATE(&quot; &quot;;[.A17];&quot;.&quot;;[.B17];&quot; &quot;)" office:value-type="string" office:string-value=" xx.06 " calcext:value-type="string">
            <text:p><text:s/>xx.06 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xx" calcext:value-type="string">
            <text:p>xx</text:p>
          </table:table-cell>
          <table:table-cell office:value-type="string" calcext:value-type="string">
            <text:p>07</text:p>
          </table:table-cell>
          <table:table-cell table:formula="of:=CONCATENATE(&quot; &quot;;[.A18];&quot;.&quot;;[.B18];&quot; &quot;)" office:value-type="string" office:string-value=" xx.07 " calcext:value-type="string">
            <text:p><text:s/>xx.07 </text:p>
          </table:table-cell>
          <table:table-cell table:number-columns-repeated="3"/>
        </table:table-row>
        <table:table-row table:style-name="ro2">
          <table:table-cell table:formula="of:=[.A18]" office:value-type="string" office:string-value="xx" calcext:value-type="string">
            <text:p>xx</text:p>
          </table:table-cell>
          <table:table-cell office:value-type="string" calcext:value-type="string">
            <text:p>08</text:p>
          </table:table-cell>
          <table:table-cell table:formula="of:=CONCATENATE(&quot; &quot;;[.A19];&quot;.&quot;;[.B19];&quot; &quot;)" office:value-type="string" office:string-value=" xx.08 " calcext:value-type="string">
            <text:p><text:s/>xx.08 </text:p>
          </table:table-cell>
          <table:table-cell table:number-columns-repeated="3"/>
        </table:table-row>
        <table:table-row table:style-name="ro2">
          <table:table-cell table:formula="of:=[.A19]" office:value-type="string" office:string-value="xx" calcext:value-type="string">
            <text:p>xx</text:p>
          </table:table-cell>
          <table:table-cell office:value-type="string" calcext:value-type="string">
            <text:p>09</text:p>
          </table:table-cell>
          <table:table-cell table:formula="of:=CONCATENATE(&quot; &quot;;[.A20];&quot;.&quot;;[.B20];&quot; &quot;)" office:value-type="string" office:string-value=" xx.09 " calcext:value-type="string">
            <text:p><text:s/>xx.09 </text:p>
          </table:table-cell>
          <table:table-cell table:number-columns-repeated="3"/>
        </table:table-row>
        <table:table-row table:style-name="ro2">
          <table:table-cell table:formula="of:=[.A20]" office:value-type="string" office:string-value="xx" calcext:value-type="string">
            <text:p>xx</text:p>
          </table:table-cell>
          <table:table-cell office:value-type="string" calcext:value-type="string">
            <text:p>10</text:p>
          </table:table-cell>
          <table:table-cell table:formula="of:=CONCATENATE(&quot; &quot;;[.A21];&quot;.&quot;;[.B21];&quot; &quot;)" office:value-type="string" office:string-value=" xx.10 " calcext:value-type="string">
            <text:p><text:s/>xx.10 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xx" calcext:value-type="string">
            <text:p>xx</text:p>
          </table:table-cell>
          <table:table-cell office:value-type="string" calcext:value-type="string">
            <text:p>11</text:p>
          </table:table-cell>
          <table:table-cell table:formula="of:=CONCATENATE(&quot; &quot;;[.A22];&quot;.&quot;;[.B22];&quot; &quot;)" office:value-type="string" office:string-value=" xx.11 " calcext:value-type="string">
            <text:p><text:s/>xx.11 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xx" calcext:value-type="string">
            <text:p>xx</text:p>
          </table:table-cell>
          <table:table-cell office:value-type="string" calcext:value-type="string">
            <text:p>12</text:p>
          </table:table-cell>
          <table:table-cell table:formula="of:=CONCATENATE(&quot; &quot;;[.A23];&quot;.&quot;;[.B23];&quot; &quot;)" office:value-type="string" office:string-value=" xx.12 " calcext:value-type="string">
            <text:p><text:s/>xx.12 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xx" calcext:value-type="string">
            <text:p>xx</text:p>
          </table:table-cell>
          <table:table-cell office:value-type="string" calcext:value-type="string">
            <text:p>13</text:p>
          </table:table-cell>
          <table:table-cell table:formula="of:=CONCATENATE(&quot; &quot;;[.A24];&quot;.&quot;;[.B24];&quot; &quot;)" office:value-type="string" office:string-value=" xx.13 " calcext:value-type="string">
            <text:p><text:s/>xx.13 </text:p>
          </table:table-cell>
          <table:table-cell table:number-columns-repeated="3"/>
        </table:table-row>
        <table:table-row table:style-name="ro2">
          <table:table-cell table:formula="of:=[.A24]" office:value-type="string" office:string-value="xx" calcext:value-type="string">
            <text:p>xx</text:p>
          </table:table-cell>
          <table:table-cell office:value-type="string" calcext:value-type="string">
            <text:p>14</text:p>
          </table:table-cell>
          <table:table-cell table:formula="of:=CONCATENATE(&quot; &quot;;[.A25];&quot;.&quot;;[.B25];&quot; &quot;)" office:value-type="string" office:string-value=" xx.14 " calcext:value-type="string">
            <text:p><text:s/>xx.14 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xx" calcext:value-type="string">
            <text:p>xx</text:p>
          </table:table-cell>
          <table:table-cell office:value-type="string" calcext:value-type="string">
            <text:p>15</text:p>
          </table:table-cell>
          <table:table-cell table:formula="of:=CONCATENATE(&quot; &quot;;[.A26];&quot;.&quot;;[.B26];&quot; &quot;)" office:value-type="string" office:string-value=" xx.15 " calcext:value-type="string">
            <text:p><text:s/>xx.15 </text:p>
          </table:table-cell>
          <table:table-cell table:number-columns-repeated="3"/>
        </table:table-row>
        <table:table-row table:style-name="ro2">
          <table:table-cell table:formula="of:=[.A26]" office:value-type="string" office:string-value="xx" calcext:value-type="string">
            <text:p>xx</text:p>
          </table:table-cell>
          <table:table-cell office:value-type="string" calcext:value-type="string">
            <text:p>16</text:p>
          </table:table-cell>
          <table:table-cell table:formula="of:=CONCATENATE(&quot; &quot;;[.A27];&quot;.&quot;;[.B27];&quot; &quot;)" office:value-type="string" office:string-value=" xx.16 " calcext:value-type="string">
            <text:p><text:s/>xx.16 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xx" calcext:value-type="string">
            <text:p>xx</text:p>
          </table:table-cell>
          <table:table-cell office:value-type="string" calcext:value-type="string">
            <text:p>17</text:p>
          </table:table-cell>
          <table:table-cell table:formula="of:=CONCATENATE(&quot; &quot;;[.A28];&quot;.&quot;;[.B28];&quot; &quot;)" office:value-type="string" office:string-value=" xx.17 " calcext:value-type="string">
            <text:p><text:s/>xx.17 </text:p>
          </table:table-cell>
          <table:table-cell table:number-columns-repeated="3"/>
        </table:table-row>
        <table:table-row table:style-name="ro2">
          <table:table-cell table:formula="of:=[.A28]" office:value-type="string" office:string-value="xx" calcext:value-type="string">
            <text:p>xx</text:p>
          </table:table-cell>
          <table:table-cell office:value-type="string" calcext:value-type="string">
            <text:p>18</text:p>
          </table:table-cell>
          <table:table-cell table:formula="of:=CONCATENATE(&quot; &quot;;[.A29];&quot;.&quot;;[.B29];&quot; &quot;)" office:value-type="string" office:string-value=" xx.18 " calcext:value-type="string">
            <text:p><text:s/>xx.18 </text:p>
          </table:table-cell>
          <table:table-cell table:number-columns-repeated="3"/>
        </table:table-row>
        <table:table-row table:style-name="ro2">
          <table:table-cell table:formula="of:=[.A29]" office:value-type="string" office:string-value="xx" calcext:value-type="string">
            <text:p>xx</text:p>
          </table:table-cell>
          <table:table-cell office:value-type="string" calcext:value-type="string">
            <text:p>19</text:p>
          </table:table-cell>
          <table:table-cell table:formula="of:=CONCATENATE(&quot; &quot;;[.A30];&quot;.&quot;;[.B30];&quot; &quot;)" office:value-type="string" office:string-value=" xx.19 " calcext:value-type="string">
            <text:p><text:s/>xx.19 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xx" calcext:value-type="string">
            <text:p>xx</text:p>
          </table:table-cell>
          <table:table-cell office:value-type="string" calcext:value-type="string">
            <text:p>20</text:p>
          </table:table-cell>
          <table:table-cell table:formula="of:=CONCATENATE(&quot; &quot;;[.A31];&quot;.&quot;;[.B31];&quot; &quot;)" office:value-type="string" office:string-value=" xx.20 " calcext:value-type="string">
            <text:p><text:s/>xx.20 </text:p>
          </table:table-cell>
          <table:table-cell table:number-columns-repeated="3"/>
        </table:table-row>
        <table:table-row table:style-name="ro2">
          <table:table-cell table:formula="of:=[.A31]" office:value-type="string" office:string-value="xx" calcext:value-type="string">
            <text:p>xx</text:p>
          </table:table-cell>
          <table:table-cell office:value-type="string" calcext:value-type="string">
            <text:p>21</text:p>
          </table:table-cell>
          <table:table-cell table:formula="of:=CONCATENATE(&quot; &quot;;[.A32];&quot;.&quot;;[.B32];&quot; &quot;)" office:value-type="string" office:string-value=" xx.21 " calcext:value-type="string">
            <text:p><text:s/>xx.21 </text:p>
          </table:table-cell>
          <table:table-cell table:number-columns-repeated="3"/>
        </table:table-row>
        <table:table-row table:style-name="ro2">
          <table:table-cell table:formula="of:=[.A32]" office:value-type="string" office:string-value="xx" calcext:value-type="string">
            <text:p>xx</text:p>
          </table:table-cell>
          <table:table-cell office:value-type="string" calcext:value-type="string">
            <text:p>22</text:p>
          </table:table-cell>
          <table:table-cell table:formula="of:=CONCATENATE(&quot; &quot;;[.A33];&quot;.&quot;;[.B33];&quot; &quot;)" office:value-type="string" office:string-value=" xx.22 " calcext:value-type="string">
            <text:p><text:s/>xx.22 </text:p>
          </table:table-cell>
          <table:table-cell table:number-columns-repeated="3"/>
        </table:table-row>
        <table:table-row table:style-name="ro2">
          <table:table-cell table:formula="of:=[.A33]" office:value-type="string" office:string-value="xx" calcext:value-type="string">
            <text:p>xx</text:p>
          </table:table-cell>
          <table:table-cell office:value-type="string" calcext:value-type="string">
            <text:p>23</text:p>
          </table:table-cell>
          <table:table-cell table:formula="of:=CONCATENATE(&quot; &quot;;[.A34];&quot;.&quot;;[.B34];&quot; &quot;)" office:value-type="string" office:string-value=" xx.23 " calcext:value-type="string">
            <text:p><text:s/>xx.23 </text:p>
          </table:table-cell>
          <table:table-cell table:number-columns-repeated="3"/>
        </table:table-row>
        <table:table-row table:style-name="ro2">
          <table:table-cell table:formula="of:=[.A34]" office:value-type="string" office:string-value="xx" calcext:value-type="string">
            <text:p>xx</text:p>
          </table:table-cell>
          <table:table-cell office:value-type="string" calcext:value-type="string">
            <text:p>24</text:p>
          </table:table-cell>
          <table:table-cell table:formula="of:=CONCATENATE(&quot; &quot;;[.A35];&quot;.&quot;;[.B35];&quot; &quot;)" office:value-type="string" office:string-value=" xx.24 " calcext:value-type="string">
            <text:p><text:s/>xx.24 </text:p>
          </table:table-cell>
          <table:table-cell table:number-columns-repeated="3"/>
        </table:table-row>
        <table:table-row table:style-name="ro2">
          <table:table-cell table:formula="of:=[.A35]" office:value-type="string" office:string-value="xx" calcext:value-type="string">
            <text:p>xx</text:p>
          </table:table-cell>
          <table:table-cell office:value-type="string" calcext:value-type="string">
            <text:p>25</text:p>
          </table:table-cell>
          <table:table-cell table:formula="of:=CONCATENATE(&quot; &quot;;[.A36];&quot;.&quot;;[.B36];&quot; &quot;)" office:value-type="string" office:string-value=" xx.25 " calcext:value-type="string">
            <text:p><text:s/>xx.25 </text:p>
          </table:table-cell>
          <table:table-cell table:number-columns-repeated="3"/>
        </table:table-row>
        <table:table-row table:style-name="ro2">
          <table:table-cell table:formula="of:=[.A36]" office:value-type="string" office:string-value="xx" calcext:value-type="string">
            <text:p>xx</text:p>
          </table:table-cell>
          <table:table-cell office:value-type="string" calcext:value-type="string">
            <text:p>26</text:p>
          </table:table-cell>
          <table:table-cell table:formula="of:=CONCATENATE(&quot; &quot;;[.A37];&quot;.&quot;;[.B37];&quot; &quot;)" office:value-type="string" office:string-value=" xx.26 " calcext:value-type="string">
            <text:p><text:s/>xx.26 </text:p>
          </table:table-cell>
          <table:table-cell table:number-columns-repeated="3"/>
        </table:table-row>
        <table:table-row table:style-name="ro2">
          <table:table-cell table:formula="of:=[.A37]" office:value-type="string" office:string-value="xx" calcext:value-type="string">
            <text:p>xx</text:p>
          </table:table-cell>
          <table:table-cell office:value-type="string" calcext:value-type="string">
            <text:p>27</text:p>
          </table:table-cell>
          <table:table-cell table:formula="of:=CONCATENATE(&quot; &quot;;[.A38];&quot;.&quot;;[.B38];&quot; &quot;)" office:value-type="string" office:string-value=" xx.27 " calcext:value-type="string">
            <text:p><text:s/>xx.27 </text:p>
          </table:table-cell>
          <table:table-cell table:number-columns-repeated="3"/>
        </table:table-row>
        <table:table-row table:style-name="ro2">
          <table:table-cell table:formula="of:=[.A38]" office:value-type="string" office:string-value="xx" calcext:value-type="string">
            <text:p>xx</text:p>
          </table:table-cell>
          <table:table-cell office:value-type="string" calcext:value-type="string">
            <text:p>28</text:p>
          </table:table-cell>
          <table:table-cell table:formula="of:=CONCATENATE(&quot; &quot;;[.A39];&quot;.&quot;;[.B39];&quot; &quot;)" office:value-type="string" office:string-value=" xx.28 " calcext:value-type="string">
            <text:p><text:s/>xx.28 </text:p>
          </table:table-cell>
          <table:table-cell table:number-columns-repeated="3"/>
        </table:table-row>
        <table:table-row table:style-name="ro2">
          <table:table-cell table:formula="of:=[.A39]" office:value-type="string" office:string-value="xx" calcext:value-type="string">
            <text:p>xx</text:p>
          </table:table-cell>
          <table:table-cell office:value-type="string" calcext:value-type="string">
            <text:p>29</text:p>
          </table:table-cell>
          <table:table-cell table:formula="of:=CONCATENATE(&quot; &quot;;[.A40];&quot;.&quot;;[.B40];&quot; &quot;)" office:value-type="string" office:string-value=" xx.29 " calcext:value-type="string">
            <text:p><text:s/>xx.29 </text:p>
          </table:table-cell>
          <table:table-cell table:number-columns-repeated="3"/>
        </table:table-row>
        <table:table-row table:style-name="ro2">
          <table:table-cell table:formula="of:=[.A40]" office:value-type="string" office:string-value="xx" calcext:value-type="string">
            <text:p>xx</text:p>
          </table:table-cell>
          <table:table-cell office:value-type="string" calcext:value-type="string">
            <text:p>30</text:p>
          </table:table-cell>
          <table:table-cell table:formula="of:=CONCATENATE(&quot; &quot;;[.A41];&quot;.&quot;;[.B41];&quot; &quot;)" office:value-type="string" office:string-value=" xx.30 " calcext:value-type="string">
            <text:p><text:s/>xx.30 </text:p>
          </table:table-cell>
          <table:table-cell table:number-columns-repeated="3"/>
        </table:table-row>
        <table:table-row table:style-name="ro2">
          <table:table-cell table:formula="of:=[.A41]" office:value-type="string" office:string-value="xx" calcext:value-type="string">
            <text:p>xx</text:p>
          </table:table-cell>
          <table:table-cell office:value-type="string" calcext:value-type="string">
            <text:p>31</text:p>
          </table:table-cell>
          <table:table-cell table:formula="of:=CONCATENATE(&quot; &quot;;[.A42];&quot;.&quot;;[.B42];&quot; &quot;)" office:value-type="string" office:string-value=" xx.31 " calcext:value-type="string">
            <text:p><text:s/>xx.31 </text:p>
          </table:table-cell>
          <table:table-cell table:number-columns-repeated="3"/>
        </table:table-row>
        <table:table-row table:style-name="ro2">
          <table:table-cell table:formula="of:=[.A42]" office:value-type="string" office:string-value="xx" calcext:value-type="string">
            <text:p>xx</text:p>
          </table:table-cell>
          <table:table-cell office:value-type="string" calcext:value-type="string">
            <text:p>32</text:p>
          </table:table-cell>
          <table:table-cell table:formula="of:=CONCATENATE(&quot; &quot;;[.A43];&quot;.&quot;;[.B43];&quot; &quot;)" office:value-type="string" office:string-value=" xx.32 " calcext:value-type="string">
            <text:p><text:s/>xx.32 </text:p>
          </table:table-cell>
          <table:table-cell table:number-columns-repeated="3"/>
        </table:table-row>
        <table:table-row table:style-name="ro2">
          <table:table-cell table:formula="of:=[.A43]" office:value-type="string" office:string-value="xx" calcext:value-type="string">
            <text:p>xx</text:p>
          </table:table-cell>
          <table:table-cell office:value-type="string" calcext:value-type="string">
            <text:p>33</text:p>
          </table:table-cell>
          <table:table-cell table:formula="of:=CONCATENATE(&quot; &quot;;[.A44];&quot;.&quot;;[.B44];&quot; &quot;)" office:value-type="string" office:string-value=" xx.33 " calcext:value-type="string">
            <text:p><text:s/>xx.33 </text:p>
          </table:table-cell>
          <table:table-cell table:number-columns-repeated="3"/>
        </table:table-row>
        <table:table-row table:style-name="ro2">
          <table:table-cell table:formula="of:=[.A44]" office:value-type="string" office:string-value="xx" calcext:value-type="string">
            <text:p>xx</text:p>
          </table:table-cell>
          <table:table-cell office:value-type="string" calcext:value-type="string">
            <text:p>34</text:p>
          </table:table-cell>
          <table:table-cell table:formula="of:=CONCATENATE(&quot; &quot;;[.A45];&quot;.&quot;;[.B45];&quot; &quot;)" office:value-type="string" office:string-value=" xx.34 " calcext:value-type="string">
            <text:p><text:s/>xx.34 </text:p>
          </table:table-cell>
          <table:table-cell table:number-columns-repeated="3"/>
        </table:table-row>
        <table:table-row table:style-name="ro2">
          <table:table-cell table:formula="of:=[.A45]" office:value-type="string" office:string-value="xx" calcext:value-type="string">
            <text:p>xx</text:p>
          </table:table-cell>
          <table:table-cell office:value-type="string" calcext:value-type="string">
            <text:p>35</text:p>
          </table:table-cell>
          <table:table-cell table:formula="of:=CONCATENATE(&quot; &quot;;[.A46];&quot;.&quot;;[.B46];&quot; &quot;)" office:value-type="string" office:string-value=" xx.35 " calcext:value-type="string">
            <text:p><text:s/>xx.35 </text:p>
          </table:table-cell>
          <table:table-cell table:number-columns-repeated="3"/>
        </table:table-row>
        <table:table-row table:style-name="ro2">
          <table:table-cell table:formula="of:=[.A46]" office:value-type="string" office:string-value="xx" calcext:value-type="string">
            <text:p>xx</text:p>
          </table:table-cell>
          <table:table-cell office:value-type="string" calcext:value-type="string">
            <text:p>36</text:p>
          </table:table-cell>
          <table:table-cell table:formula="of:=CONCATENATE(&quot; &quot;;[.A47];&quot;.&quot;;[.B47];&quot; &quot;)" office:value-type="string" office:string-value=" xx.36 " calcext:value-type="string">
            <text:p><text:s/>xx.36 </text:p>
          </table:table-cell>
          <table:table-cell table:number-columns-repeated="3"/>
        </table:table-row>
        <table:table-row table:style-name="ro2">
          <table:table-cell table:formula="of:=[.A47]" office:value-type="string" office:string-value="xx" calcext:value-type="string">
            <text:p>xx</text:p>
          </table:table-cell>
          <table:table-cell office:value-type="string" calcext:value-type="string">
            <text:p>37</text:p>
          </table:table-cell>
          <table:table-cell table:formula="of:=CONCATENATE(&quot; &quot;;[.A48];&quot;.&quot;;[.B48];&quot; &quot;)" office:value-type="string" office:string-value=" xx.37 " calcext:value-type="string">
            <text:p><text:s/>xx.37 </text:p>
          </table:table-cell>
          <table:table-cell table:number-columns-repeated="3"/>
        </table:table-row>
        <table:table-row table:style-name="ro2">
          <table:table-cell table:formula="of:=[.A48]" office:value-type="string" office:string-value="xx" calcext:value-type="string">
            <text:p>xx</text:p>
          </table:table-cell>
          <table:table-cell office:value-type="string" calcext:value-type="string">
            <text:p>38</text:p>
          </table:table-cell>
          <table:table-cell table:formula="of:=CONCATENATE(&quot; &quot;;[.A49];&quot;.&quot;;[.B49];&quot; &quot;)" office:value-type="string" office:string-value=" xx.38 " calcext:value-type="string">
            <text:p><text:s/>xx.38 </text:p>
          </table:table-cell>
          <table:table-cell table:number-columns-repeated="3"/>
        </table:table-row>
        <table:table-row table:style-name="ro2">
          <table:table-cell table:formula="of:=[.A49]" office:value-type="string" office:string-value="xx" calcext:value-type="string">
            <text:p>xx</text:p>
          </table:table-cell>
          <table:table-cell office:value-type="string" calcext:value-type="string">
            <text:p>39</text:p>
          </table:table-cell>
          <table:table-cell table:formula="of:=CONCATENATE(&quot; &quot;;[.A50];&quot;.&quot;;[.B50];&quot; &quot;)" office:value-type="string" office:string-value=" xx.39 " calcext:value-type="string">
            <text:p><text:s/>xx.39 </text:p>
          </table:table-cell>
          <table:table-cell table:number-columns-repeated="3"/>
        </table:table-row>
        <table:table-row table:style-name="ro2">
          <table:table-cell table:formula="of:=[.A50]" office:value-type="string" office:string-value="xx" calcext:value-type="string">
            <text:p>xx</text:p>
          </table:table-cell>
          <table:table-cell office:value-type="string" calcext:value-type="string">
            <text:p>40</text:p>
          </table:table-cell>
          <table:table-cell table:formula="of:=CONCATENATE(&quot; &quot;;[.A51];&quot;.&quot;;[.B51];&quot; &quot;)" office:value-type="string" office:string-value=" xx.40 " calcext:value-type="string">
            <text:p><text:s/>xx.40 </text:p>
          </table:table-cell>
          <table:table-cell table:number-columns-repeated="3"/>
        </table:table-row>
        <table:table-row table:style-name="ro2">
          <table:table-cell table:formula="of:=[.A51]" office:value-type="string" office:string-value="xx" calcext:value-type="string">
            <text:p>xx</text:p>
          </table:table-cell>
          <table:table-cell office:value-type="string" calcext:value-type="string">
            <text:p>41</text:p>
          </table:table-cell>
          <table:table-cell table:formula="of:=CONCATENATE(&quot; &quot;;[.A52];&quot;.&quot;;[.B52];&quot; &quot;)" office:value-type="string" office:string-value=" xx.41 " calcext:value-type="string">
            <text:p><text:s/>xx.41 </text:p>
          </table:table-cell>
          <table:table-cell table:number-columns-repeated="3"/>
        </table:table-row>
        <table:table-row table:style-name="ro2">
          <table:table-cell table:formula="of:=[.A52]" office:value-type="string" office:string-value="xx" calcext:value-type="string">
            <text:p>xx</text:p>
          </table:table-cell>
          <table:table-cell office:value-type="string" calcext:value-type="string">
            <text:p>42</text:p>
          </table:table-cell>
          <table:table-cell table:formula="of:=CONCATENATE(&quot; &quot;;[.A53];&quot;.&quot;;[.B53];&quot; &quot;)" office:value-type="string" office:string-value=" xx.42 " calcext:value-type="string">
            <text:p><text:s/>xx.42 </text:p>
          </table:table-cell>
          <table:table-cell table:number-columns-repeated="3"/>
        </table:table-row>
        <table:table-row table:style-name="ro2">
          <table:table-cell table:formula="of:=[.A53]" office:value-type="string" office:string-value="xx" calcext:value-type="string">
            <text:p>xx</text:p>
          </table:table-cell>
          <table:table-cell office:value-type="string" calcext:value-type="string">
            <text:p>43</text:p>
          </table:table-cell>
          <table:table-cell table:formula="of:=CONCATENATE(&quot; &quot;;[.A54];&quot;.&quot;;[.B54];&quot; &quot;)" office:value-type="string" office:string-value=" xx.43 " calcext:value-type="string">
            <text:p><text:s/>xx.43 </text:p>
          </table:table-cell>
          <table:table-cell table:number-columns-repeated="3"/>
        </table:table-row>
        <table:table-row table:style-name="ro2">
          <table:table-cell table:formula="of:=[.A54]" office:value-type="string" office:string-value="xx" calcext:value-type="string">
            <text:p>xx</text:p>
          </table:table-cell>
          <table:table-cell office:value-type="string" calcext:value-type="string">
            <text:p>44</text:p>
          </table:table-cell>
          <table:table-cell table:formula="of:=CONCATENATE(&quot; &quot;;[.A55];&quot;.&quot;;[.B55];&quot; &quot;)" office:value-type="string" office:string-value=" xx.44 " calcext:value-type="string">
            <text:p><text:s/>xx.44 </text:p>
          </table:table-cell>
          <table:table-cell table:number-columns-repeated="3"/>
        </table:table-row>
        <table:table-row table:style-name="ro2">
          <table:table-cell table:formula="of:=[.A55]" office:value-type="string" office:string-value="xx" calcext:value-type="string">
            <text:p>xx</text:p>
          </table:table-cell>
          <table:table-cell office:value-type="string" calcext:value-type="string">
            <text:p>45</text:p>
          </table:table-cell>
          <table:table-cell table:formula="of:=CONCATENATE(&quot; &quot;;[.A56];&quot;.&quot;;[.B56];&quot; &quot;)" office:value-type="string" office:string-value=" xx.45 " calcext:value-type="string">
            <text:p><text:s/>xx.45 </text:p>
          </table:table-cell>
          <table:table-cell table:number-columns-repeated="3"/>
        </table:table-row>
        <table:table-row table:style-name="ro2">
          <table:table-cell table:formula="of:=[.A56]" office:value-type="string" office:string-value="xx" calcext:value-type="string">
            <text:p>xx</text:p>
          </table:table-cell>
          <table:table-cell office:value-type="string" calcext:value-type="string">
            <text:p>46</text:p>
          </table:table-cell>
          <table:table-cell table:formula="of:=CONCATENATE(&quot; &quot;;[.A57];&quot;.&quot;;[.B57];&quot; &quot;)" office:value-type="string" office:string-value=" xx.46 " calcext:value-type="string">
            <text:p><text:s/>xx.46 </text:p>
          </table:table-cell>
          <table:table-cell table:number-columns-repeated="3"/>
        </table:table-row>
        <table:table-row table:style-name="ro2">
          <table:table-cell table:formula="of:=[.A57]" office:value-type="string" office:string-value="xx" calcext:value-type="string">
            <text:p>xx</text:p>
          </table:table-cell>
          <table:table-cell office:value-type="string" calcext:value-type="string">
            <text:p>47</text:p>
          </table:table-cell>
          <table:table-cell table:formula="of:=CONCATENATE(&quot; &quot;;[.A58];&quot;.&quot;;[.B58];&quot; &quot;)" office:value-type="string" office:string-value=" xx.47 " calcext:value-type="string">
            <text:p><text:s/>xx.47 </text:p>
          </table:table-cell>
          <table:table-cell table:number-columns-repeated="3"/>
        </table:table-row>
        <table:table-row table:style-name="ro2">
          <table:table-cell table:formula="of:=[.A58]" office:value-type="string" office:string-value="xx" calcext:value-type="string">
            <text:p>xx</text:p>
          </table:table-cell>
          <table:table-cell office:value-type="string" calcext:value-type="string">
            <text:p>48</text:p>
          </table:table-cell>
          <table:table-cell table:formula="of:=CONCATENATE(&quot; &quot;;[.A59];&quot;.&quot;;[.B59];&quot; &quot;)" office:value-type="string" office:string-value=" xx.48 " calcext:value-type="string">
            <text:p><text:s/>xx.48 </text:p>
          </table:table-cell>
          <table:table-cell table:number-columns-repeated="3"/>
        </table:table-row>
        <table:table-row table:style-name="ro2">
          <table:table-cell table:formula="of:=[.A59]" office:value-type="string" office:string-value="xx" calcext:value-type="string">
            <text:p>xx</text:p>
          </table:table-cell>
          <table:table-cell office:value-type="string" calcext:value-type="string">
            <text:p>49</text:p>
          </table:table-cell>
          <table:table-cell table:formula="of:=CONCATENATE(&quot; &quot;;[.A60];&quot;.&quot;;[.B60];&quot; &quot;)" office:value-type="string" office:string-value=" xx.49 " calcext:value-type="string">
            <text:p><text:s/>xx.49 </text:p>
          </table:table-cell>
          <table:table-cell table:number-columns-repeated="3"/>
        </table:table-row>
        <table:table-row table:style-name="ro2">
          <table:table-cell table:formula="of:=[.A60]" office:value-type="string" office:string-value="xx" calcext:value-type="string">
            <text:p>xx</text:p>
          </table:table-cell>
          <table:table-cell office:value-type="string" calcext:value-type="string">
            <text:p>50</text:p>
          </table:table-cell>
          <table:table-cell table:formula="of:=CONCATENATE(&quot; &quot;;[.A61];&quot;.&quot;;[.B61];&quot; &quot;)" office:value-type="string" office:string-value=" xx.50 " calcext:value-type="string">
            <text:p><text:s/>xx.50 </text:p>
          </table:table-cell>
          <table:table-cell table:number-columns-repeated="3"/>
        </table:table-row>
        <table:table-row table:style-name="ro2">
          <table:table-cell table:formula="of:=[.A61]" office:value-type="string" office:string-value="xx" calcext:value-type="string">
            <text:p>xx</text:p>
          </table:table-cell>
          <table:table-cell office:value-type="string" calcext:value-type="string">
            <text:p>51</text:p>
          </table:table-cell>
          <table:table-cell table:formula="of:=CONCATENATE(&quot; &quot;;[.A62];&quot;.&quot;;[.B62];&quot; &quot;)" office:value-type="string" office:string-value=" xx.51 " calcext:value-type="string">
            <text:p><text:s/>xx.51 </text:p>
          </table:table-cell>
          <table:table-cell table:number-columns-repeated="3"/>
        </table:table-row>
        <table:table-row table:style-name="ro2">
          <table:table-cell table:formula="of:=[.A62]" office:value-type="string" office:string-value="xx" calcext:value-type="string">
            <text:p>xx</text:p>
          </table:table-cell>
          <table:table-cell office:value-type="string" calcext:value-type="string">
            <text:p>52</text:p>
          </table:table-cell>
          <table:table-cell table:formula="of:=CONCATENATE(&quot; &quot;;[.A63];&quot;.&quot;;[.B63];&quot; &quot;)" office:value-type="string" office:string-value=" xx.52 " calcext:value-type="string">
            <text:p><text:s/>xx.52 </text:p>
          </table:table-cell>
          <table:table-cell table:number-columns-repeated="3"/>
        </table:table-row>
        <table:table-row table:style-name="ro2">
          <table:table-cell table:formula="of:=[.A63]" office:value-type="string" office:string-value="xx" calcext:value-type="string">
            <text:p>xx</text:p>
          </table:table-cell>
          <table:table-cell office:value-type="string" calcext:value-type="string">
            <text:p>53</text:p>
          </table:table-cell>
          <table:table-cell table:formula="of:=CONCATENATE(&quot; &quot;;[.A64];&quot;.&quot;;[.B64];&quot; &quot;)" office:value-type="string" office:string-value=" xx.53 " calcext:value-type="string">
            <text:p><text:s/>xx.53 </text:p>
          </table:table-cell>
          <table:table-cell table:number-columns-repeated="3"/>
        </table:table-row>
        <table:table-row table:style-name="ro2">
          <table:table-cell table:formula="of:=[.A64]" office:value-type="string" office:string-value="xx" calcext:value-type="string">
            <text:p>xx</text:p>
          </table:table-cell>
          <table:table-cell office:value-type="string" calcext:value-type="string">
            <text:p>54</text:p>
          </table:table-cell>
          <table:table-cell table:formula="of:=CONCATENATE(&quot; &quot;;[.A65];&quot;.&quot;;[.B65];&quot; &quot;)" office:value-type="string" office:string-value=" xx.54 " calcext:value-type="string">
            <text:p><text:s/>xx.54 </text:p>
          </table:table-cell>
          <table:table-cell table:number-columns-repeated="3"/>
        </table:table-row>
        <table:table-row table:style-name="ro2">
          <table:table-cell table:formula="of:=[.A65]" office:value-type="string" office:string-value="xx" calcext:value-type="string">
            <text:p>xx</text:p>
          </table:table-cell>
          <table:table-cell office:value-type="string" calcext:value-type="string">
            <text:p>55</text:p>
          </table:table-cell>
          <table:table-cell table:formula="of:=CONCATENATE(&quot; &quot;;[.A66];&quot;.&quot;;[.B66];&quot; &quot;)" office:value-type="string" office:string-value=" xx.55 " calcext:value-type="string">
            <text:p><text:s/>xx.55 </text:p>
          </table:table-cell>
          <table:table-cell table:number-columns-repeated="3"/>
        </table:table-row>
        <table:table-row table:style-name="ro2">
          <table:table-cell table:formula="of:=[.A66]" office:value-type="string" office:string-value="xx" calcext:value-type="string">
            <text:p>xx</text:p>
          </table:table-cell>
          <table:table-cell office:value-type="string" calcext:value-type="string">
            <text:p>56</text:p>
          </table:table-cell>
          <table:table-cell table:formula="of:=CONCATENATE(&quot; &quot;;[.A67];&quot;.&quot;;[.B67];&quot; &quot;)" office:value-type="string" office:string-value=" xx.56 " calcext:value-type="string">
            <text:p><text:s/>xx.56 </text:p>
          </table:table-cell>
          <table:table-cell table:number-columns-repeated="3"/>
        </table:table-row>
        <table:table-row table:style-name="ro2">
          <table:table-cell table:formula="of:=[.A67]" office:value-type="string" office:string-value="xx" calcext:value-type="string">
            <text:p>xx</text:p>
          </table:table-cell>
          <table:table-cell office:value-type="string" calcext:value-type="string">
            <text:p>57</text:p>
          </table:table-cell>
          <table:table-cell table:formula="of:=CONCATENATE(&quot; &quot;;[.A68];&quot;.&quot;;[.B68];&quot; &quot;)" office:value-type="string" office:string-value=" xx.57 " calcext:value-type="string">
            <text:p><text:s/>xx.57 </text:p>
          </table:table-cell>
          <table:table-cell table:number-columns-repeated="3"/>
        </table:table-row>
        <table:table-row table:style-name="ro2">
          <table:table-cell table:formula="of:=[.A68]" office:value-type="string" office:string-value="xx" calcext:value-type="string">
            <text:p>xx</text:p>
          </table:table-cell>
          <table:table-cell office:value-type="string" calcext:value-type="string">
            <text:p>58</text:p>
          </table:table-cell>
          <table:table-cell table:formula="of:=CONCATENATE(&quot; &quot;;[.A69];&quot;.&quot;;[.B69];&quot; &quot;)" office:value-type="string" office:string-value=" xx.58 " calcext:value-type="string">
            <text:p><text:s/>xx.58 </text:p>
          </table:table-cell>
          <table:table-cell table:number-columns-repeated="3"/>
        </table:table-row>
        <table:table-row table:style-name="ro2">
          <table:table-cell table:formula="of:=[.A69]" office:value-type="string" office:string-value="xx" calcext:value-type="string">
            <text:p>xx</text:p>
          </table:table-cell>
          <table:table-cell office:value-type="string" calcext:value-type="string">
            <text:p>59</text:p>
          </table:table-cell>
          <table:table-cell table:formula="of:=CONCATENATE(&quot; &quot;;[.A70];&quot;.&quot;;[.B70];&quot; &quot;)" office:value-type="string" office:string-value=" xx.59 " calcext:value-type="string">
            <text:p><text:s/>xx.59 </text:p>
          </table:table-cell>
          <table:table-cell table:number-columns-repeated="3"/>
        </table:table-row>
        <table:table-row table:style-name="ro2">
          <table:table-cell table:formula="of:=[.A70]" office:value-type="string" office:string-value="xx" calcext:value-type="string">
            <text:p>xx</text:p>
          </table:table-cell>
          <table:table-cell office:value-type="string" calcext:value-type="string">
            <text:p>60</text:p>
          </table:table-cell>
          <table:table-cell table:formula="of:=CONCATENATE(&quot; &quot;;[.A71];&quot;.&quot;;[.B71];&quot; &quot;)" office:value-type="string" office:string-value=" xx.60 " calcext:value-type="string">
            <text:p><text:s/>xx.60 </text:p>
          </table:table-cell>
          <table:table-cell table:number-columns-repeated="3"/>
        </table:table-row>
        <table:table-row table:style-name="ro2">
          <table:table-cell table:formula="of:=[.A71]" office:value-type="string" office:string-value="xx" calcext:value-type="string">
            <text:p>xx</text:p>
          </table:table-cell>
          <table:table-cell office:value-type="string" calcext:value-type="string">
            <text:p>61</text:p>
          </table:table-cell>
          <table:table-cell table:formula="of:=CONCATENATE(&quot; &quot;;[.A72];&quot;.&quot;;[.B72];&quot; &quot;)" office:value-type="string" office:string-value=" xx.61 " calcext:value-type="string">
            <text:p><text:s/>xx.61 </text:p>
          </table:table-cell>
          <table:table-cell table:number-columns-repeated="3"/>
        </table:table-row>
        <table:table-row table:style-name="ro2">
          <table:table-cell table:formula="of:=[.A72]" office:value-type="string" office:string-value="xx" calcext:value-type="string">
            <text:p>xx</text:p>
          </table:table-cell>
          <table:table-cell office:value-type="string" calcext:value-type="string">
            <text:p>62</text:p>
          </table:table-cell>
          <table:table-cell table:formula="of:=CONCATENATE(&quot; &quot;;[.A73];&quot;.&quot;;[.B73];&quot; &quot;)" office:value-type="string" office:string-value=" xx.62 " calcext:value-type="string">
            <text:p><text:s/>xx.62 </text:p>
          </table:table-cell>
          <table:table-cell table:number-columns-repeated="3"/>
        </table:table-row>
        <table:table-row table:style-name="ro2">
          <table:table-cell table:formula="of:=[.A73]" office:value-type="string" office:string-value="xx" calcext:value-type="string">
            <text:p>xx</text:p>
          </table:table-cell>
          <table:table-cell office:value-type="string" calcext:value-type="string">
            <text:p>63</text:p>
          </table:table-cell>
          <table:table-cell table:formula="of:=CONCATENATE(&quot; &quot;;[.A74];&quot;.&quot;;[.B74];&quot; &quot;)" office:value-type="string" office:string-value=" xx.63 " calcext:value-type="string">
            <text:p><text:s/>xx.63 </text:p>
          </table:table-cell>
          <table:table-cell table:number-columns-repeated="3"/>
        </table:table-row>
        <table:table-row table:style-name="ro2">
          <table:table-cell table:formula="of:=[.A74]" office:value-type="string" office:string-value="xx" calcext:value-type="string">
            <text:p>xx</text:p>
          </table:table-cell>
          <table:table-cell office:value-type="string" calcext:value-type="string">
            <text:p>64</text:p>
          </table:table-cell>
          <table:table-cell table:formula="of:=CONCATENATE(&quot; &quot;;[.A75];&quot;.&quot;;[.B75];&quot; &quot;)" office:value-type="string" office:string-value=" xx.64 " calcext:value-type="string">
            <text:p><text:s/>xx.64 </text:p>
          </table:table-cell>
          <table:table-cell table:number-columns-repeated="3"/>
        </table:table-row>
        <table:table-row table:style-name="ro2">
          <table:table-cell table:formula="of:=[.A75]" office:value-type="string" office:string-value="xx" calcext:value-type="string">
            <text:p>xx</text:p>
          </table:table-cell>
          <table:table-cell office:value-type="string" calcext:value-type="string">
            <text:p>65</text:p>
          </table:table-cell>
          <table:table-cell table:formula="of:=CONCATENATE(&quot; &quot;;[.A76];&quot;.&quot;;[.B76];&quot; &quot;)" office:value-type="string" office:string-value=" xx.65 " calcext:value-type="string">
            <text:p><text:s/>xx.65 </text:p>
          </table:table-cell>
          <table:table-cell table:number-columns-repeated="3"/>
        </table:table-row>
        <table:table-row table:style-name="ro2">
          <table:table-cell table:formula="of:=[.A76]" office:value-type="string" office:string-value="xx" calcext:value-type="string">
            <text:p>xx</text:p>
          </table:table-cell>
          <table:table-cell office:value-type="string" calcext:value-type="string">
            <text:p>66</text:p>
          </table:table-cell>
          <table:table-cell table:formula="of:=CONCATENATE(&quot; &quot;;[.A77];&quot;.&quot;;[.B77];&quot; &quot;)" office:value-type="string" office:string-value=" xx.66 " calcext:value-type="string">
            <text:p><text:s/>xx.66 </text:p>
          </table:table-cell>
          <table:table-cell table:number-columns-repeated="3"/>
        </table:table-row>
        <table:table-row table:style-name="ro2">
          <table:table-cell table:formula="of:=[.A77]" office:value-type="string" office:string-value="xx" calcext:value-type="string">
            <text:p>xx</text:p>
          </table:table-cell>
          <table:table-cell office:value-type="string" calcext:value-type="string">
            <text:p>67</text:p>
          </table:table-cell>
          <table:table-cell table:formula="of:=CONCATENATE(&quot; &quot;;[.A78];&quot;.&quot;;[.B78];&quot; &quot;)" office:value-type="string" office:string-value=" xx.67 " calcext:value-type="string">
            <text:p><text:s/>xx.67 </text:p>
          </table:table-cell>
          <table:table-cell table:number-columns-repeated="3"/>
        </table:table-row>
        <table:table-row table:style-name="ro2">
          <table:table-cell table:formula="of:=[.A78]" office:value-type="string" office:string-value="xx" calcext:value-type="string">
            <text:p>xx</text:p>
          </table:table-cell>
          <table:table-cell office:value-type="string" calcext:value-type="string">
            <text:p>68</text:p>
          </table:table-cell>
          <table:table-cell table:formula="of:=CONCATENATE(&quot; &quot;;[.A79];&quot;.&quot;;[.B79];&quot; &quot;)" office:value-type="string" office:string-value=" xx.68 " calcext:value-type="string">
            <text:p><text:s/>xx.68 </text:p>
          </table:table-cell>
          <table:table-cell table:number-columns-repeated="3"/>
        </table:table-row>
        <table:table-row table:style-name="ro2">
          <table:table-cell table:formula="of:=[.A79]" office:value-type="string" office:string-value="xx" calcext:value-type="string">
            <text:p>xx</text:p>
          </table:table-cell>
          <table:table-cell office:value-type="string" calcext:value-type="string">
            <text:p>69</text:p>
          </table:table-cell>
          <table:table-cell table:formula="of:=CONCATENATE(&quot; &quot;;[.A80];&quot;.&quot;;[.B80];&quot; &quot;)" office:value-type="string" office:string-value=" xx.69 " calcext:value-type="string">
            <text:p><text:s/>xx.69 </text:p>
          </table:table-cell>
          <table:table-cell table:number-columns-repeated="3"/>
        </table:table-row>
        <table:table-row table:style-name="ro2">
          <table:table-cell table:formula="of:=[.A80]" office:value-type="string" office:string-value="xx" calcext:value-type="string">
            <text:p>xx</text:p>
          </table:table-cell>
          <table:table-cell office:value-type="string" calcext:value-type="string">
            <text:p>70</text:p>
          </table:table-cell>
          <table:table-cell table:formula="of:=CONCATENATE(&quot; &quot;;[.A81];&quot;.&quot;;[.B81];&quot; &quot;)" office:value-type="string" office:string-value=" xx.70 " calcext:value-type="string">
            <text:p><text:s/>xx.70 </text:p>
          </table:table-cell>
          <table:table-cell table:number-columns-repeated="3"/>
        </table:table-row>
        <table:table-row table:style-name="ro2">
          <table:table-cell table:formula="of:=[.A81]" office:value-type="string" office:string-value="xx" calcext:value-type="string">
            <text:p>xx</text:p>
          </table:table-cell>
          <table:table-cell office:value-type="string" calcext:value-type="string">
            <text:p>71</text:p>
          </table:table-cell>
          <table:table-cell table:formula="of:=CONCATENATE(&quot; &quot;;[.A82];&quot;.&quot;;[.B82];&quot; &quot;)" office:value-type="string" office:string-value=" xx.71 " calcext:value-type="string">
            <text:p><text:s/>xx.71 </text:p>
          </table:table-cell>
          <table:table-cell table:number-columns-repeated="3"/>
        </table:table-row>
        <table:table-row table:style-name="ro2">
          <table:table-cell table:formula="of:=[.A82]" office:value-type="string" office:string-value="xx" calcext:value-type="string">
            <text:p>xx</text:p>
          </table:table-cell>
          <table:table-cell office:value-type="string" calcext:value-type="string">
            <text:p>72</text:p>
          </table:table-cell>
          <table:table-cell table:formula="of:=CONCATENATE(&quot; &quot;;[.A83];&quot;.&quot;;[.B83];&quot; &quot;)" office:value-type="string" office:string-value=" xx.72 " calcext:value-type="string">
            <text:p><text:s/>xx.72 </text:p>
          </table:table-cell>
          <table:table-cell table:number-columns-repeated="3"/>
        </table:table-row>
        <table:table-row table:style-name="ro2">
          <table:table-cell table:formula="of:=[.A83]" office:value-type="string" office:string-value="xx" calcext:value-type="string">
            <text:p>xx</text:p>
          </table:table-cell>
          <table:table-cell office:value-type="string" calcext:value-type="string">
            <text:p>73</text:p>
          </table:table-cell>
          <table:table-cell table:formula="of:=CONCATENATE(&quot; &quot;;[.A84];&quot;.&quot;;[.B84];&quot; &quot;)" office:value-type="string" office:string-value=" xx.73 " calcext:value-type="string">
            <text:p><text:s/>xx.73 </text:p>
          </table:table-cell>
          <table:table-cell table:number-columns-repeated="3"/>
        </table:table-row>
        <table:table-row table:style-name="ro2">
          <table:table-cell table:formula="of:=[.A84]" office:value-type="string" office:string-value="xx" calcext:value-type="string">
            <text:p>xx</text:p>
          </table:table-cell>
          <table:table-cell office:value-type="string" calcext:value-type="string">
            <text:p>74</text:p>
          </table:table-cell>
          <table:table-cell table:formula="of:=CONCATENATE(&quot; &quot;;[.A85];&quot;.&quot;;[.B85];&quot; &quot;)" office:value-type="string" office:string-value=" xx.74 " calcext:value-type="string">
            <text:p><text:s/>xx.74 </text:p>
          </table:table-cell>
          <table:table-cell table:number-columns-repeated="3"/>
        </table:table-row>
        <table:table-row table:style-name="ro2">
          <table:table-cell table:formula="of:=[.A85]" office:value-type="string" office:string-value="xx" calcext:value-type="string">
            <text:p>xx</text:p>
          </table:table-cell>
          <table:table-cell office:value-type="string" calcext:value-type="string">
            <text:p>75</text:p>
          </table:table-cell>
          <table:table-cell table:formula="of:=CONCATENATE(&quot; &quot;;[.A86];&quot;.&quot;;[.B86];&quot; &quot;)" office:value-type="string" office:string-value=" xx.75 " calcext:value-type="string">
            <text:p><text:s/>xx.75 </text:p>
          </table:table-cell>
          <table:table-cell table:number-columns-repeated="3"/>
        </table:table-row>
        <table:table-row table:style-name="ro2">
          <table:table-cell table:formula="of:=[.A86]" office:value-type="string" office:string-value="xx" calcext:value-type="string">
            <text:p>xx</text:p>
          </table:table-cell>
          <table:table-cell office:value-type="string" calcext:value-type="string">
            <text:p>76</text:p>
          </table:table-cell>
          <table:table-cell table:formula="of:=CONCATENATE(&quot; &quot;;[.A87];&quot;.&quot;;[.B87];&quot; &quot;)" office:value-type="string" office:string-value=" xx.76 " calcext:value-type="string">
            <text:p><text:s/>xx.76 </text:p>
          </table:table-cell>
          <table:table-cell table:number-columns-repeated="3"/>
        </table:table-row>
        <table:table-row table:style-name="ro2">
          <table:table-cell table:formula="of:=[.A87]" office:value-type="string" office:string-value="xx" calcext:value-type="string">
            <text:p>xx</text:p>
          </table:table-cell>
          <table:table-cell office:value-type="string" calcext:value-type="string">
            <text:p>77</text:p>
          </table:table-cell>
          <table:table-cell table:formula="of:=CONCATENATE(&quot; &quot;;[.A88];&quot;.&quot;;[.B88];&quot; &quot;)" office:value-type="string" office:string-value=" xx.77 " calcext:value-type="string">
            <text:p><text:s/>xx.77 </text:p>
          </table:table-cell>
          <table:table-cell table:number-columns-repeated="3"/>
        </table:table-row>
        <table:table-row table:style-name="ro2">
          <table:table-cell table:formula="of:=[.A88]" office:value-type="string" office:string-value="xx" calcext:value-type="string">
            <text:p>xx</text:p>
          </table:table-cell>
          <table:table-cell office:value-type="string" calcext:value-type="string">
            <text:p>78</text:p>
          </table:table-cell>
          <table:table-cell table:formula="of:=CONCATENATE(&quot; &quot;;[.A89];&quot;.&quot;;[.B89];&quot; &quot;)" office:value-type="string" office:string-value=" xx.78 " calcext:value-type="string">
            <text:p><text:s/>xx.78 </text:p>
          </table:table-cell>
          <table:table-cell table:number-columns-repeated="3"/>
        </table:table-row>
        <table:table-row table:style-name="ro2">
          <table:table-cell table:formula="of:=[.A89]" office:value-type="string" office:string-value="xx" calcext:value-type="string">
            <text:p>xx</text:p>
          </table:table-cell>
          <table:table-cell office:value-type="string" calcext:value-type="string">
            <text:p>79</text:p>
          </table:table-cell>
          <table:table-cell table:formula="of:=CONCATENATE(&quot; &quot;;[.A90];&quot;.&quot;;[.B90];&quot; &quot;)" office:value-type="string" office:string-value=" xx.79 " calcext:value-type="string">
            <text:p><text:s/>xx.79 </text:p>
          </table:table-cell>
          <table:table-cell table:number-columns-repeated="3"/>
        </table:table-row>
        <table:table-row table:style-name="ro2">
          <table:table-cell table:formula="of:=[.A90]" office:value-type="string" office:string-value="xx" calcext:value-type="string">
            <text:p>xx</text:p>
          </table:table-cell>
          <table:table-cell office:value-type="string" calcext:value-type="string">
            <text:p>80</text:p>
          </table:table-cell>
          <table:table-cell table:formula="of:=CONCATENATE(&quot; &quot;;[.A91];&quot;.&quot;;[.B91];&quot; &quot;)" office:value-type="string" office:string-value=" xx.80 " calcext:value-type="string">
            <text:p><text:s/>xx.80 </text:p>
          </table:table-cell>
          <table:table-cell table:number-columns-repeated="3"/>
        </table:table-row>
        <table:table-row table:style-name="ro2">
          <table:table-cell table:formula="of:=[.A91]" office:value-type="string" office:string-value="xx" calcext:value-type="string">
            <text:p>xx</text:p>
          </table:table-cell>
          <table:table-cell office:value-type="string" calcext:value-type="string">
            <text:p>81</text:p>
          </table:table-cell>
          <table:table-cell table:formula="of:=CONCATENATE(&quot; &quot;;[.A92];&quot;.&quot;;[.B92];&quot; &quot;)" office:value-type="string" office:string-value=" xx.81 " calcext:value-type="string">
            <text:p><text:s/>xx.81 </text:p>
          </table:table-cell>
          <table:table-cell table:number-columns-repeated="3"/>
        </table:table-row>
        <table:table-row table:style-name="ro2">
          <table:table-cell table:formula="of:=[.A92]" office:value-type="string" office:string-value="xx" calcext:value-type="string">
            <text:p>xx</text:p>
          </table:table-cell>
          <table:table-cell office:value-type="string" calcext:value-type="string">
            <text:p>82</text:p>
          </table:table-cell>
          <table:table-cell table:formula="of:=CONCATENATE(&quot; &quot;;[.A93];&quot;.&quot;;[.B93];&quot; &quot;)" office:value-type="string" office:string-value=" xx.82 " calcext:value-type="string">
            <text:p><text:s/>xx.82 </text:p>
          </table:table-cell>
          <table:table-cell table:number-columns-repeated="3"/>
        </table:table-row>
        <table:table-row table:style-name="ro2">
          <table:table-cell table:formula="of:=[.A93]" office:value-type="string" office:string-value="xx" calcext:value-type="string">
            <text:p>xx</text:p>
          </table:table-cell>
          <table:table-cell office:value-type="string" calcext:value-type="string">
            <text:p>83</text:p>
          </table:table-cell>
          <table:table-cell table:formula="of:=CONCATENATE(&quot; &quot;;[.A94];&quot;.&quot;;[.B94];&quot; &quot;)" office:value-type="string" office:string-value=" xx.83 " calcext:value-type="string">
            <text:p><text:s/>xx.83 </text:p>
          </table:table-cell>
          <table:table-cell table:number-columns-repeated="3"/>
        </table:table-row>
        <table:table-row table:style-name="ro2">
          <table:table-cell table:formula="of:=[.A94]" office:value-type="string" office:string-value="xx" calcext:value-type="string">
            <text:p>xx</text:p>
          </table:table-cell>
          <table:table-cell office:value-type="string" calcext:value-type="string">
            <text:p>84</text:p>
          </table:table-cell>
          <table:table-cell table:formula="of:=CONCATENATE(&quot; &quot;;[.A95];&quot;.&quot;;[.B95];&quot; &quot;)" office:value-type="string" office:string-value=" xx.84 " calcext:value-type="string">
            <text:p><text:s/>xx.84 </text:p>
          </table:table-cell>
          <table:table-cell table:number-columns-repeated="3"/>
        </table:table-row>
        <table:table-row table:style-name="ro2">
          <table:table-cell table:formula="of:=[.A95]" office:value-type="string" office:string-value="xx" calcext:value-type="string">
            <text:p>xx</text:p>
          </table:table-cell>
          <table:table-cell office:value-type="string" calcext:value-type="string">
            <text:p>85</text:p>
          </table:table-cell>
          <table:table-cell table:formula="of:=CONCATENATE(&quot; &quot;;[.A96];&quot;.&quot;;[.B96];&quot; &quot;)" office:value-type="string" office:string-value=" xx.85 " calcext:value-type="string">
            <text:p><text:s/>xx.85 </text:p>
          </table:table-cell>
          <table:table-cell table:number-columns-repeated="3"/>
        </table:table-row>
        <table:table-row table:style-name="ro2">
          <table:table-cell table:formula="of:=[.A96]" office:value-type="string" office:string-value="xx" calcext:value-type="string">
            <text:p>xx</text:p>
          </table:table-cell>
          <table:table-cell office:value-type="string" calcext:value-type="string">
            <text:p>86</text:p>
          </table:table-cell>
          <table:table-cell table:formula="of:=CONCATENATE(&quot; &quot;;[.A97];&quot;.&quot;;[.B97];&quot; &quot;)" office:value-type="string" office:string-value=" xx.86 " calcext:value-type="string">
            <text:p><text:s/>xx.86 </text:p>
          </table:table-cell>
          <table:table-cell table:number-columns-repeated="3"/>
        </table:table-row>
        <table:table-row table:style-name="ro2">
          <table:table-cell table:formula="of:=[.A97]" office:value-type="string" office:string-value="xx" calcext:value-type="string">
            <text:p>xx</text:p>
          </table:table-cell>
          <table:table-cell office:value-type="string" calcext:value-type="string">
            <text:p>87</text:p>
          </table:table-cell>
          <table:table-cell table:formula="of:=CONCATENATE(&quot; &quot;;[.A98];&quot;.&quot;;[.B98];&quot; &quot;)" office:value-type="string" office:string-value=" xx.87 " calcext:value-type="string">
            <text:p><text:s/>xx.87 </text:p>
          </table:table-cell>
          <table:table-cell table:number-columns-repeated="3"/>
        </table:table-row>
        <table:table-row table:style-name="ro2">
          <table:table-cell table:formula="of:=[.A98]" office:value-type="string" office:string-value="xx" calcext:value-type="string">
            <text:p>xx</text:p>
          </table:table-cell>
          <table:table-cell office:value-type="string" calcext:value-type="string">
            <text:p>88</text:p>
          </table:table-cell>
          <table:table-cell table:formula="of:=CONCATENATE(&quot; &quot;;[.A99];&quot;.&quot;;[.B99];&quot; &quot;)" office:value-type="string" office:string-value=" xx.88 " calcext:value-type="string">
            <text:p><text:s/>xx.88 </text:p>
          </table:table-cell>
          <table:table-cell table:number-columns-repeated="3"/>
        </table:table-row>
        <table:table-row table:style-name="ro2">
          <table:table-cell table:formula="of:=[.A99]" office:value-type="string" office:string-value="xx" calcext:value-type="string">
            <text:p>xx</text:p>
          </table:table-cell>
          <table:table-cell office:value-type="string" calcext:value-type="string">
            <text:p>89</text:p>
          </table:table-cell>
          <table:table-cell table:formula="of:=CONCATENATE(&quot; &quot;;[.A100];&quot;.&quot;;[.B100];&quot; &quot;)" office:value-type="string" office:string-value=" xx.89 " calcext:value-type="string">
            <text:p><text:s/>xx.89 </text:p>
          </table:table-cell>
          <table:table-cell table:number-columns-repeated="3"/>
        </table:table-row>
        <table:table-row table:style-name="ro2">
          <table:table-cell table:formula="of:=[.A100]" office:value-type="string" office:string-value="xx" calcext:value-type="string">
            <text:p>xx</text:p>
          </table:table-cell>
          <table:table-cell office:value-type="string" calcext:value-type="string">
            <text:p>90</text:p>
          </table:table-cell>
          <table:table-cell table:formula="of:=CONCATENATE(&quot; &quot;;[.A101];&quot;.&quot;;[.B101];&quot; &quot;)" office:value-type="string" office:string-value=" xx.90 " calcext:value-type="string">
            <text:p><text:s/>xx.90 </text:p>
          </table:table-cell>
          <table:table-cell table:number-columns-repeated="3"/>
        </table:table-row>
        <table:table-row table:style-name="ro2">
          <table:table-cell table:formula="of:=[.A101]" office:value-type="string" office:string-value="xx" calcext:value-type="string">
            <text:p>xx</text:p>
          </table:table-cell>
          <table:table-cell office:value-type="string" calcext:value-type="string">
            <text:p>91</text:p>
          </table:table-cell>
          <table:table-cell table:formula="of:=CONCATENATE(&quot; &quot;;[.A102];&quot;.&quot;;[.B102];&quot; &quot;)" office:value-type="string" office:string-value=" xx.91 " calcext:value-type="string">
            <text:p><text:s/>xx.91 </text:p>
          </table:table-cell>
          <table:table-cell table:number-columns-repeated="3"/>
        </table:table-row>
        <table:table-row table:style-name="ro2">
          <table:table-cell table:formula="of:=[.A102]" office:value-type="string" office:string-value="xx" calcext:value-type="string">
            <text:p>xx</text:p>
          </table:table-cell>
          <table:table-cell office:value-type="string" calcext:value-type="string">
            <text:p>92</text:p>
          </table:table-cell>
          <table:table-cell table:formula="of:=CONCATENATE(&quot; &quot;;[.A103];&quot;.&quot;;[.B103];&quot; &quot;)" office:value-type="string" office:string-value=" xx.92 " calcext:value-type="string">
            <text:p><text:s/>xx.92 </text:p>
          </table:table-cell>
          <table:table-cell table:number-columns-repeated="3"/>
        </table:table-row>
        <table:table-row table:style-name="ro2">
          <table:table-cell table:formula="of:=[.A103]" office:value-type="string" office:string-value="xx" calcext:value-type="string">
            <text:p>xx</text:p>
          </table:table-cell>
          <table:table-cell office:value-type="string" calcext:value-type="string">
            <text:p>93</text:p>
          </table:table-cell>
          <table:table-cell table:formula="of:=CONCATENATE(&quot; &quot;;[.A104];&quot;.&quot;;[.B104];&quot; &quot;)" office:value-type="string" office:string-value=" xx.93 " calcext:value-type="string">
            <text:p><text:s/>xx.93 </text:p>
          </table:table-cell>
          <table:table-cell table:number-columns-repeated="3"/>
        </table:table-row>
        <table:table-row table:style-name="ro2">
          <table:table-cell table:formula="of:=[.A104]" office:value-type="string" office:string-value="xx" calcext:value-type="string">
            <text:p>xx</text:p>
          </table:table-cell>
          <table:table-cell office:value-type="string" calcext:value-type="string">
            <text:p>94</text:p>
          </table:table-cell>
          <table:table-cell table:formula="of:=CONCATENATE(&quot; &quot;;[.A105];&quot;.&quot;;[.B105];&quot; &quot;)" office:value-type="string" office:string-value=" xx.94 " calcext:value-type="string">
            <text:p><text:s/>xx.94 </text:p>
          </table:table-cell>
          <table:table-cell table:number-columns-repeated="3"/>
        </table:table-row>
        <table:table-row table:style-name="ro2">
          <table:table-cell table:formula="of:=[.A105]" office:value-type="string" office:string-value="xx" calcext:value-type="string">
            <text:p>xx</text:p>
          </table:table-cell>
          <table:table-cell office:value-type="string" calcext:value-type="string">
            <text:p>95</text:p>
          </table:table-cell>
          <table:table-cell table:formula="of:=CONCATENATE(&quot; &quot;;[.A106];&quot;.&quot;;[.B106];&quot; &quot;)" office:value-type="string" office:string-value=" xx.95 " calcext:value-type="string">
            <text:p><text:s/>xx.95 </text:p>
          </table:table-cell>
          <table:table-cell table:number-columns-repeated="3"/>
        </table:table-row>
        <table:table-row table:style-name="ro2">
          <table:table-cell table:formula="of:=[.A106]" office:value-type="string" office:string-value="xx" calcext:value-type="string">
            <text:p>xx</text:p>
          </table:table-cell>
          <table:table-cell office:value-type="string" calcext:value-type="string">
            <text:p>96</text:p>
          </table:table-cell>
          <table:table-cell table:formula="of:=CONCATENATE(&quot; &quot;;[.A107];&quot;.&quot;;[.B107];&quot; &quot;)" office:value-type="string" office:string-value=" xx.96 " calcext:value-type="string">
            <text:p><text:s/>xx.96 </text:p>
          </table:table-cell>
          <table:table-cell table:number-columns-repeated="3"/>
        </table:table-row>
        <table:table-row table:style-name="ro2">
          <table:table-cell table:formula="of:=[.A107]" office:value-type="string" office:string-value="xx" calcext:value-type="string">
            <text:p>xx</text:p>
          </table:table-cell>
          <table:table-cell office:value-type="string" calcext:value-type="string">
            <text:p>97</text:p>
          </table:table-cell>
          <table:table-cell table:formula="of:=CONCATENATE(&quot; &quot;;[.A108];&quot;.&quot;;[.B108];&quot; &quot;)" office:value-type="string" office:string-value=" xx.97 " calcext:value-type="string">
            <text:p><text:s/>xx.97 </text:p>
          </table:table-cell>
          <table:table-cell table:number-columns-repeated="3"/>
        </table:table-row>
        <table:table-row table:style-name="ro2">
          <table:table-cell table:formula="of:=[.A108]" office:value-type="string" office:string-value="xx" calcext:value-type="string">
            <text:p>xx</text:p>
          </table:table-cell>
          <table:table-cell office:value-type="string" calcext:value-type="string">
            <text:p>98</text:p>
          </table:table-cell>
          <table:table-cell table:formula="of:=CONCATENATE(&quot; &quot;;[.A109];&quot;.&quot;;[.B109];&quot; &quot;)" office:value-type="string" office:string-value=" xx.98 " calcext:value-type="string">
            <text:p><text:s/>xx.98 </text:p>
          </table:table-cell>
          <table:table-cell table:number-columns-repeated="3"/>
        </table:table-row>
        <table:table-row table:style-name="ro2">
          <table:table-cell table:formula="of:=[.A109]" office:value-type="string" office:string-value="xx" calcext:value-type="string">
            <text:p>xx</text:p>
          </table:table-cell>
          <table:table-cell office:value-type="string" calcext:value-type="string">
            <text:p>99</text:p>
          </table:table-cell>
          <table:table-cell table:formula="of:=CONCATENATE(&quot; &quot;;[.A110];&quot;.&quot;;[.B110];&quot; &quot;)" office:value-type="string" office:string-value=" xx.99 " calcext:value-type="string">
            <text:p><text:s/>xx.99 </text:p>
          </table:table-cell>
          <table:table-cell table:number-columns-repeated="3"/>
        </table:table-row>
        <table:table-row table:style-name="ro2" table:number-rows-repeated="104846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Tabelle1.F1:Tabelle1.F785" table:orientation="column">
          <table:filter table:display-duplicates="false">
            <table:filter-or>
              <table:filter-condition table:field-number="5" table:data-type="number" table:value="67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number:number-style style:name="N109">
      <number:number number:decimal-places="0" number:min-integer-digits="4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 style:data-style-name="N2" text:time-value="19:43:13.3939934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18T20:41:23.603666866</meta:creation-date>
    <dc:date>2014-08-21T19:44:38.073121879</dc:date>
    <dc:creator>Andreas Böttger</dc:creator>
    <meta:editing-duration>PT47M34S</meta:editing-duration>
    <meta:editing-cycles>5</meta:editing-cycles>
    <meta:generator>LibreOffice/4.3.0.4$Linux_X86_64 LibreOffice_project/430m0$Build-4</meta:generator>
    <meta:document-statistic meta:table-count="1" meta:cell-count="331" meta:object-count="0"/>
  </office:meta>
</office:document-meta>
</file>